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5.862cm" fo:min-width="8.946cm"/>
    </style:style>
    <style:style style:name="gr2" style:family="graphic" style:parent-style-name="standard">
      <style:graphic-properties draw:textarea-horizontal-align="justify" draw:textarea-vertical-align="middle" draw:auto-grow-height="false" fo:min-height="1.51cm" fo:min-width="3.669cm"/>
    </style:style>
    <style:style style:name="gr3" style:family="graphic" style:parent-style-name="standard">
      <style:graphic-properties svg:stroke-opacity="0%" draw:fill-color="#00ff00" draw:textarea-horizontal-align="justify" draw:textarea-vertical-align="top" draw:auto-grow-height="false" fo:min-height="3.918cm" fo:min-width="3.669cm"/>
    </style:style>
    <style:style style:name="gr4" style:family="graphic" style:parent-style-name="standard">
      <style:graphic-properties svg:stroke-opacity="0%" draw:fill-color="#ffffff" draw:textarea-horizontal-align="justify" draw:textarea-vertical-align="middle" draw:auto-grow-height="false" fo:min-height="1.796cm" fo:min-width="1.546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7.8999996185303pt"/>
    </style:style>
    <style:style style:name="P3" style:family="paragraph">
      <loext:graphic-properties draw:fill-color="#00ff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0.2cm" svg:height="6.6cm" svg:x="3.159cm" svg:y="13.4cm">
          <text:p text:style-name="P1">Bot manag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1" draw:id="id1" draw:layer="layout" svg:width="4.501cm" svg:height="1.9cm" svg:x="5.999cm" svg:y="1.898cm">
          <text:p text:style-name="P2">Cli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2" draw:id="id2" draw:layer="layout" svg:width="4.501cm" svg:height="1.9cm" svg:x="5.999cm" svg:y="4.601cm">
          <text:p text:style-name="P2">Fronte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3" draw:id="id3" draw:layer="layout" svg:width="4.501cm" svg:height="1.9cm" svg:x="5.999cm" svg:y="7.399cm">
          <text:p text:style-name="P2">Phoenix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4" draw:id="id4" draw:layer="layout" svg:width="4.501cm" svg:height="1.9cm" svg:x="5.999cm" svg:y="9.9cm">
          <text:p text:style-name="P2">Bot 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" draw:text-style-name="P3" draw:layer="layout" svg:width="4.501cm" svg:height="4.5cm" svg:x="3.558cm" svg:y="14.9cm">
            <text:p text:style-name="P1">Bot service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4" draw:layer="layout" svg:width="2.9cm" svg:height="2.9cm" svg:x="4.359cm" svg:y="16.3cm">
            <text:p text:style-name="P1">rasa</text:p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</draw:g>
        <draw:connector draw:style-name="gr5" draw:text-style-name="P5" draw:layer="layout" draw:type="curve" svg:x1="8.25cm" svg:y1="3.798cm" svg:x2="8.25cm" svg:y2="4.601cm" draw:start-shape="id1" draw:start-glue-point="6" draw:end-shape="id2" draw:end-glue-point="4" svg:d="M8250 3798v803" svg:viewBox="0 0 1 804">
          <text:p/>
        </draw:connector>
        <draw:connector draw:style-name="gr5" draw:text-style-name="P5" draw:layer="layout" draw:type="curve" svg:x1="8.25cm" svg:y1="6.501cm" svg:x2="8.25cm" svg:y2="7.399cm" draw:start-shape="id2" draw:start-glue-point="6" draw:end-shape="id3" draw:end-glue-point="4" svg:d="M8250 6501v898" svg:viewBox="0 0 1 899">
          <text:p/>
        </draw:connector>
        <draw:connector draw:style-name="gr5" draw:text-style-name="P5" draw:layer="layout" draw:type="curve" svg:x1="8.25cm" svg:y1="9.299cm" svg:x2="8.25cm" svg:y2="9.9cm" draw:start-shape="id3" draw:start-glue-point="6" draw:end-shape="id4" draw:end-glue-point="4" svg:d="M8250 9299v601" svg:viewBox="0 0 1 602">
          <text:p/>
        </draw:connector>
        <draw:g>
          <draw:custom-shape draw:style-name="gr3" draw:text-style-name="P3" draw:layer="measurelines" svg:width="4.501cm" svg:height="4.5cm" svg:x="8.358cm" svg:y="14.901cm">
            <text:p text:style-name="P1">Bot service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4" draw:layer="measurelines" svg:width="2.9cm" svg:height="2.9cm" svg:x="9.159cm" svg:y="16.301cm">
            <text:p text:style-name="P1">rasa</text:p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</draw:g>
        <draw:connector draw:style-name="gr5" draw:text-style-name="P5" draw:layer="measurelines" draw:type="curve" svg:x1="8.25cm" svg:y1="11.8cm" svg:x2="8.259cm" svg:y2="13.4cm" draw:start-shape="id4" draw:start-glue-point="6" draw:end-shape="id5" draw:end-glue-point="4" svg:d="M8250 11800c0 1201 9 402 9 1600" svg:viewBox="0 0 10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9:37:33.095806006</meta:creation-date>
    <dc:date>2017-08-13T21:06:46.782791964</dc:date>
    <meta:editing-duration>PT38M31S</meta:editing-duration>
    <meta:editing-cycles>1</meta:editing-cycles>
    <meta:document-statistic meta:object-count="15"/>
    <meta:generator>LibreOffice/5.3.1.2$Linux_X86_64 LibreOffice_project/30m0$Build-2</meta:generator>
  </office:meta>
</office:document-meta>
</file>